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/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 style:list-style-name="L2">
      <style:text-properties fo:font-weight="normal" style:font-weight-asian="normal" style:font-weight-complex="normal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Transfer Objects</text:p>
      <text:p text:style-name="Standard"/>
      <text:p text:style-name="P2">DTO Usage Scenarios</text:p>
      <text:p text:style-name="Standard"><text:tab/></text:p>
      <text:p text:style-name="Standard"><text:s text:c="3"/>A DTO is an object that carries data between processes</text:p>
      <text:list xml:id="list1535262408276335443" text:style-name="L1">
        <text:list-item>
          <text:list>
            <text:list-item>
              <text:p text:style-name="P4">Used to aggregate only the needed information in a single call</text:p>
            </text:list-item>
            <text:list-item>
              <text:p text:style-name="P4">Example: in web applications between server and client</text:p>
            </text:list-item>
          </text:list>
        </text:list-item>
      </text:list>
      <text:p text:style-name="Standard"><text:s text:c="3"/>Doesn't contain any logic – only stores values</text:p>
      <text:p text:style-name="Standard"><text:tab/></text:p>
      <text:p text:style-name="Standard"><text:tab/>public class ProductDto</text:p>
      <text:p text:style-name="Standard"><text:tab/>{</text:p>
      <text:p text:style-name="Standard"><text:tab/><text:tab/>public string Name {get; set;}</text:p>
      <text:p text:style-name="Standard"><text:tab/><text:tab/>public int StockQty {getl; set;}</text:p>
      <text:p text:style-name="Standard"><text:tab/>}</text:p>
      <text:p text:style-name="Standard"><text:tab/></text:p>
      <text:p text:style-name="Standard"><text:span text:style-name="T1"><text:s text:c="3"/>Remove</text:span> circular references</text:p>
      <text:p text:style-name="Standard"><text:span text:style-name="T1"><text:s text:c="3"/>Hide</text:span> particular properties that clients are not supposed to view</text:p>
      <text:p text:style-name="Standard"><text:span text:style-name="T1"><text:s text:c="3"/>Omit</text:span> some properties in order to reduce payload size</text:p>
      <text:p text:style-name="Standard"><text:span text:style-name="T1"><text:s text:c="3"/>Flatten</text:span> object graphs that contain nested objects to make them more convenient for clients</text:p>
      <text:p text:style-name="P2"><text:s text:c="3"/>Decouple<text:span text:style-name="T2"> your service layer from your database layer</text:span></text:p>
      <text:p text:style-name="P3"/>
      <text:p text:style-name="P2">Manual Mapping</text:p>
      <text:p text:style-name="P2"><text:tab/><text:span text:style-name="T2">Relationship Diagram </text:span></text:p>
      <text:p text:style-name="P3"><text:tab/>Product {ProductId; Name; Description}</text:p>
      <text:p text:style-name="P3"><text:tab/>Storage {StorageId; Name; Location}</text:p>
      <text:p text:style-name="P3"><text:tab/>ProductStock {ProductId, StorageId, Quantity}</text:p>
      <text:p text:style-name="P3"><text:tab/></text:p>
      <text:p text:style-name="P3"><text:tab/>var product =</text:p>
      <text:p text:style-name="P3"><text:tab/>context.Products.FirstOrDefault();</text:p>
      <text:p text:style-name="P3"/>
      <text:p text:style-name="P3"><text:tab/>var productDto = new ProductDto</text:p>
      <text:p text:style-name="P3"><text:tab/>{</text:p>
      <text:p text:style-name="P3"><text:tab/>Name = product.Name,</text:p>
      <text:p text:style-name="P3"><text:tab/>StockQty = product.ProductStocks.Sum(ps =&gt; ps.Quantity)</text:p>
      <text:p text:style-name="P3"><text:tab/>};<text:line-break/></text:p>
      <text:p text:style-name="P2">AutoMapper Library – Automatic Translation of Domain Objects</text:p>
      <text:p text:style-name="P3"/>
      <text:p text:style-name="P3">What is AutoMapper?</text:p>
      <text:p text:style-name="P3"><text:tab/>Library to eliminate manual mapping code</text:p>
      <text:p text:style-name="P3"><text:tab/>Available as a NuGet package</text:p>
      <text:p text:style-name="P3"><text:tab/>Official GitHub Page</text:p>
      <text:p text:style-name="P3"/>
      <text:p text:style-name="P3">AutoMapper offers a static service for use and configuration</text:p>
      <text:list xml:id="list4818442979318979474" text:style-name="L2">
        <text:list-item>
          <text:list>
            <text:list-item>
              <text:p text:style-name="P6">Add mappings between objects and DTOs</text:p>
              <text:p text:style-name="P6">Mapper.Initialize(cfg =&gt; cfg.CreateMap&lt;Product, ProductDto&gt;());</text:p>
            </text:list-item>
            <text:list-item>
              <text:p text:style-name="P6">Properties will be mapped by name</text:p>
            </text:list-item>
          </text:list>
          <text:p text:style-name="P6">var product = context.Products.FirstOrDefault();</text:p>
          <text:p text:style-name="P6">ProductDto dto = Mapper.Map&lt;ProductDto&gt;(product);</text:p>
        </text:list-item>
      </text:list>
      <text:p text:style-name="P3"><text:tab/></text:p>
      <text:p text:style-name="P3"><text:tab/>AutoMapper support conditional mappings e.g. product in stock – ProductInStockDto, ProductOutOfStockDto</text:p>
      <text:p text:style-name="P3"><text:tab/></text:p>
      <text:p text:style-name="P3"><text:tab/>Multiple Mappings</text:p>
      <text:p text:style-name="P3"><text:tab/>Mapper.Initialize( cfg =&gt;</text:p>
      <text:p text:style-name="P3"><text:tab/>{</text:p>
      <text:p text:style-name="P3"><text:tab/>cfg.CreateMap&lt;Product, ProductDto&gt;();</text:p>
      <text:p text:style-name="P3"><text:tab/>cfg.CreateMap&lt;Order, OrderDto&gt;();</text:p>
      <text:p text:style-name="P3"><text:tab/>cfg.CreateMap&lt;Client, ClientDto&gt;();</text:p>
      <text:p text:style-name="P3"><text:tab/>});</text:p>
      <text:p text:style-name="P3"/>
      <text:p text:style-name="P3"><text:tab/><text:span text:style-name="T1">Custom Member Mapping</text:span></text:p>
      <text:p text:style-name="P3"><text:tab/>Mapper.Initialize( cfg =&gt;</text:p>
      <text:p text:style-name="P3"><text:tab/><text:tab/>cfg.CreameMap&lt;Product, ProductDto&gt;()</text:p>
      <text:p text:style-name="P3"><text:tab/><text:tab/> <text:s text:c="4"/>.ForMember( dto =&gt; dto.StockQty, opt =&gt; opt</text:p>
      <text:p text:style-name="P3"><text:tab/><text:tab/>.MapFrom( src =&gt; src.ProductStocks.Sum(p =&gt; p.Quantity)));</text:p>
      <text:p text:style-name="P3"/>
      <text:p text:style-name="P3"><text:tab/></text:p>
      <text:p text:style-name="P3"><text:s/><text:tab/><text:span text:style-name="T1">Flattening Complex Properties</text:span></text:p>
      <text:p text:style-name="P3"/>
      <text:p text:style-name="P3"><text:tab/>Mapper.Initialize(cfg =&gt;</text:p>
      <text:p text:style-name="P3"><text:tab/>cfg.CreateMap&lt;Event, CalendateEventViewModel()</text:p>
      <text:p text:style-name="P3"><text:tab/><text:tab/>.ForMember(dest =&gt; dest.Date,</text:p>
      <text:p text:style-name="P3"><text:tab/><text:tab/><text:tab/>opt =&gt; opt.MapFrom(src =&gt; src.Date.Date))</text:p>
      <text:p text:style-name="P3"><text:tab/><text:tab/>.ForMember( dest =&gt; dest.Hour,</text:p>
      <text:p text:style-name="P3"><text:tab/><text:tab/><text:tab/>opt =&gt; opt.MapFrom(src =&gt; src.Date.Hour))</text:p>
      <text:p text:style-name="P3"><text:tab/><text:tab/>.ForMember(dest =&gt; dest.Minute,</text:p>
      <text:p text:style-name="P3"><text:tab/><text:tab/><text:tab/>opt =&gt; opt.MapFrom( src =&gt; src.Date.Minute)));</text:p>
      <text:p text:style-name="P3"/>
      <text:p text:style-name="P3"><text:tab/>Flattering of related objects is automatically supported</text:p>
      <text:p text:style-name="P3"/>
      <text:p text:style-name="P3"><text:tab/>public class OrderDto</text:p>
      <text:p text:style-name="P3"><text:tab/>{</text:p>
      <text:p text:style-name="P3"><text:tab/>public string ClientName {get; set;}</text:p>
      <text:p text:style-name="P3"><text:tab/>public string decimal Total {get; set;}</text:p>
      <text:p text:style-name="P3"><text:tab/>}<text:tab/></text:p>
      <text:p text:style-name="P3"/>
      <text:p text:style-name="P3"><text:tab/>AutoMapper understands ClientName is the Name of a Client</text:p>
      <text:p text:style-name="P3"/>
      <text:p text:style-name="P3"><text:tab/>Mapper.Initialize(cfg =&gt; cfg.CreateMap&lt;Order, OrderDto&gt;());</text:p>
      <text:p text:style-name="P3"><text:tab/>OrderDto dto = Mapper.Map&lt;Order, OrderDto&gt;(order);</text:p>
      <text:p text:style-name="P3"/>
      <text:p text:style-name="P3"><text:tab/>..</text:p>
      <text:p text:style-name="P3"><text:tab/>var emp = ctx.Employees</text:p>
      <text:p text:style-name="P3"><text:tab/>.ProjectTo&lt;EmployeeDto&gt;() // using AutoMapper.QueryExtensions;</text:p>
      <text:p text:style-name="P3"><text:tab/>.FirstOrDefault();</text:p>
      <text:p text:style-name="P3"/>
      <text:p text:style-name="P3"/>
      <text:p text:style-name="P3"><text:tab/><text:span text:style-name="T1">Unflattening needs ReverseMap</text:span></text:p>
      <text:p text:style-name="P2"><text:tab/>Reverse mapping!</text:p>
      <text:p text:style-name="P3"><text:tab/>Mapper.Initialize(cfg =&gt;</text:p>
      <text:p text:style-name="P3"><text:tab/>cfg.CreateMap&lt;Employees, EmployeeDto&gt;()</text:p>
      <text:p text:style-name="P3"><text:tab/>.ReverseMap());</text:p>
      <text:p text:style-name="P3"/>
      <text:p text:style-name="P3"><text:tab/>var emp = ctx.Employees</text:p>
      <text:p text:style-name="P3"><text:tab/>.ProjectTo&lt;EmployeeDto&gt;() // using AutoMapper.QueryExtensions;</text:p>
      <text:p text:style-name="P3"><text:tab/>.FirstOrDefault();</text:p>
      <text:p text:style-name="P3"/>
      <text:p text:style-name="P3"><text:tab/><text:span text:style-name="T1">Nested Mapping</text:span></text:p>
      <text:p text:style-name="P3"><text:span text:style-name="T1"><text:tab/></text:span>AutoMapper uses another type map, where the source member type and destination member type are also configured in the mapping configuration</text:p>
      <text:p text:style-name="P3"><text:tab/><text:span text:style-name="T1">Mapping collections</text:span></text:p>
      <text:p text:style-name="P3"><text:tab/>Automapper only reqires configuration of element types, not of any array or list type that might be used</text:p>
      <text:p text:style-name="P2"><text:tab/><text:span text:style-name="T2">All the basic generic collection types are supported</text:span></text:p>
      <text:p text:style-name="P3"><text:tab/>When mapping to an existing collection, the destination collection is cleared first</text:p>
      <text:p text:style-name="P3"><text:tab/></text:p>
      <text:p text:style-name="P3"><text:tab/>When mapping a collection property, if the source value is null AutoMapper will map the destination field to an empty collection rather than setting the destination value to null</text:p>
      <text:p text:style-name="P3"><text:tab/>This behavior can be changed by setting the AllowNullCollections</text:p>
      <text:p text:style-name="P3"/>
      <text:p text:style-name="P3"><text:tab/>EF Core uses IQueryable&lt;T&gt; for all DB operations</text:p>
      <text:p text:style-name="P3"><text:tab/></text:p>
      <text:p text:style-name="P2"><text:tab/>AutoMapper.Collection</text:p>
      <text:p text:style-name="P3"><text:tab/>Adds ability to map collections to existing collections without re-creating the collection object</text:p>
      <text:p text:style-name="P3"><text:tab/>Will Add/Update/Delete items from a preexisting collection object based on user defined equivalency between the <text:tab/>collection's generic item type from the source collection and the destination collection</text:p>
      <text:p text:style-name="P3"><text:tab/></text:p>
      <text:p text:style-name="P3"><text:tab/>Mapper.Initialize( cfg =&gt; cfg.AddCollectionMappers());</text:p>
      <text:p text:style-name="P3"><text:tab/></text:p>
      <text:p text:style-name="P3"><text:tab/>Adds ability to map collections to existing collections without re-creating the collection object</text:p>
      <text:p text:style-name="P3"><text:tab/>Adding quivalence to objects is done with EqualityComparison extended from the IMappingExpression class</text:p>
      <text:p text:style-name="P3"/>
      <text:p text:style-name="P3"><text:tab/>cfg.CreateMap&lt;OrderItemDto, OrderItem()</text:p>
      <text:p text:style-name="P3"><text:tab/><text:tab/>.EqualityComparison((odto, o) =&gt; odto.ID == o.ID);</text:p>
      <text:p text:style-name="P3"><text:tab/>If ID's match will map OrderDto to Order</text:p>
      <text:p text:style-name="P3"><text:tab/>If OrderDto exists and Order doesn't add to collection</text:p>
      <text:p text:style-name="P3"><text:tab/>If Order exists and OrderDto doesn't remove from collection</text:p>
      <text:p text:style-name="P3"/>
      <text:p text:style-name="P2"><text:tab/>AutoMapper.Collection.EntityFrameworkCore – maps to collection in db context</text:p>
      <text:p text:style-name="P3"><text:tab/>Mapper.Initialize( cfg =&gt; <text:s/>cfg.AddCollectionMappers();</text:p>
      <text:p text:style-name="P3"><text:tab/><text:tab/>cfg.SetGeneratePropertyMaps&lt;GenerateEntityFrameworkCorePrimaryKeyPropertyMaps&lt;Context&gt;&gt;(); });</text:p>
      <text:p text:style-name="P3"/>
      <text:p text:style-name="P3"><text:tab/>dbContext.Orders.Persist().InsertOrUpdate&lt;OrderDto&gt;(newOrderDto);</text:p>
      <text:p text:style-name="P3"><text:tab/>dbContext.Orders.Persist().InsertOrUpdate&lt;OrderDto&gt;(existingOrderDto);</text:p>
      <text:p text:style-name="P3"><text:tab/>dbContext.Orders.Persist().Remove&lt;OrderDto&gt;(deletedOrderDto);</text:p>
      <text:p text:style-name="P3"><text:tab/>dbContext.SubmitChanges();</text:p>
      <text:p text:style-name="P3"/>
      <text:p text:style-name="P3"><text:tab/><text:span text:style-name="T1">Inheritance mapping</text:span> </text:p>
      <text:p text:style-name="P3"><text:tab/>Inheritance chains are defined via Include()</text:p>
      <text:p text:style-name="P3"><text:span text:style-name="T1"><text:tab/></text:span>AutoMapper chooses the most appropriate child class</text:p>
      <text:p text:style-name="P3"/>
      <text:p text:style-name="P3"><text:tab/> </text:p>
      <text:p text:style-name="P3"><text:tab/><text:span text:style-name="T1">Mapping Profiles</text:span></text:p>
      <text:p text:style-name="P3"><text:tab/>We can extract our configuration to a class (called a profile)</text:p>
      <text:p text:style-name="P3"><text:tab/>public class ForumProfile : Profile</text:p>
      <text:p text:style-name="P3"><text:tab/>{</text:p>
      <text:p text:style-name="P3"><text:tab/> <text:s text:c="2"/>public ForumProfile()</text:p>
      <text:p text:style-name="P3"><text:tab/> <text:s text:c="2"/>{</text:p>
      <text:p text:style-name="P3"><text:tab/><text:tab/>CreateMap&lt;Post, PostDto&gt;();</text:p>
      <text:p text:style-name="P3"><text:tab/><text:tab/>CreateMap&lt;Category, CategoryDto&gt;();</text:p>
      <text:p text:style-name="P3"><text:tab/> <text:s text:c="2"/>}</text:p>
      <text:p text:style-name="P3"><text:tab/>}</text:p>
      <text:p text:style-name="P3"/>
      <text:p text:style-name="P3"><text:tab/>Using our configuration class:</text:p>
      <text:p text:style-name="P3"><text:tab/>Mapper.Initialize(cfg =&gt; cfg.AddProfile&lt;ForumProfile&gt;());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5H47M37S</meta:editing-duration>
    <meta:editing-cycles>58</meta:editing-cycles>
    <meta:generator>OpenOffice/4.1.6$Win32 OpenOffice.org_project/416m1$Build-9790</meta:generator>
    <dc:date>2019-04-01T16:06:22.56</dc:date>
    <meta:document-statistic meta:table-count="0" meta:image-count="0" meta:object-count="0" meta:page-count="1" meta:paragraph-count="136" meta:word-count="632" meta:character-count="5342"/>
    <meta:user-defined meta:name="Info 1"/>
    <meta:user-defined meta:name="Info 2"/>
    <meta:user-defined meta:name="Info 3"/>
    <meta:user-defined meta:name="Info 4"/>
  </office:meta>
</office:document-meta>
</file>